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3">
      <style:paragraph-properties fo:margin-top="0cm" fo:margin-bottom="0cm"/>
    </style:style>
    <style:style style:name="P4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: <text:a xlink:type="simple" xlink:href="http://eraunatonteria.wordpress.com/2012/05/21/recuperacion-rapida-y-fiable-de-ficheros-borrados-en-particiones-ext3-y-ext4/">http://eraunatonteria.wordpress.com/2012/05/21/recuperacion-rapida-y-fiable-de-ficheros-borrados-en-particiones-ext3-y-ext4/</text:a></text:p>
      <text:p text:style-name="Standard"/>
      <text:h text:style-name="Heading_20_1" text:outline-level="1">Recuperación rápida y fiable de ficheros borrados en particiones ext3 y ext4</text:h>
      <text:p text:style-name="Text_20_body">mayo 21, 2012 por <text:a xlink:type="simple" xlink:href="http://eraunatonteria.wordpress.com/author/pabloruizmuzquiz/">Pablo Ruiz Múzquiz</text:a> <text:a xlink:type="simple" xlink:href="http://eraunatonteria.wordpress.com/2012/05/21/recuperacion-rapida-y-fiable-de-ficheros-borrados-en-particiones-ext3-y-ext4/#respond">Deja un comentario</text:a> </text:p>
      <text:p text:style-name="Text_20_body">Éste es un clásico, lo sé, pero según pasan los años conviene actualizar las recetas que nos pueden salvar la vida después de un “rm -rf”.</text:p>
      <text:p text:style-name="Text_20_body">La clave es encontrar un live CD con GNU/Linux para arrancar el equipo y conocer qué herramienta tiene más probabilidades de recuperar los ficheros perdidos, con sus nombres originales, manteniendo toda la estructura de directorios.</text:p>
      <text:p text:style-name="Text_20_body">Mi recomendación es clara; ni systemrescuecd, ni Ubuntu Rescue Remix, ni Finnix, ni nada… directamente el Live CD de ArchBang (<text:a xlink:type="simple" xlink:href="http://archbang.org/">http://archbang.org/</text:a>). Basada en la distribución Arch, ArchBang es liviana y, lo más importante, permite instalar la última versión de la herramienta de nuestros sueños, <text:span text:style-name="Strong_20_Emphasis">ext4magic</text:span> (<text:a xlink:type="simple" xlink:href="http://developer.berlios.de/projects/ext4magic/">http://developer.berlios.de/projects/ext4magic/</text:a>), sin tener que compilar o temer segmentation faults.</text:p>
      <text:p text:style-name="Text_20_body">Así pues, los pasos son:</text:p>
      <text:list xml:id="list708674052" text:style-name="L3">
        <text:list-item>
          <text:p text:style-name="P3">Apagar el equipo dañado inmediatamente. Cuanto más tardéis, más probabilidad de pérdida irreversible de datos tendréis. </text:p>
        </text:list-item>
        <text:list-item>
          <text:p text:style-name="P3">Arrancar con el LiveCD de ArchBang en modo 32 bits para mayor seguridad. Podéis pasarlo a un USBLive, claro, pero es posible que en mitad del arranque se pierda la referencia al dispositivo y acabéis en un initramfs insulso. Depende bastante de tu hardware. El LiveCD funciona sin problemas. </text:p>
        </text:list-item>
        <text:list-item>
          <text:p text:style-name="P3">Dado que ArchBang arranca en modo gráfico, id a una consola CTRL+ALT+F1 y ejecutad “passwd” para poner contraseña a root. También podéis hacerlo con “sudo passwd root” en un terminal virtual en el entorno gráfico. Convertíos en root. </text:p>
        </text:list-item>
        <text:list-item>
          <text:p text:style-name="P3">Ejecutad “pacman -Syy” para actualizar listado de paquetes. </text:p>
        </text:list-item>
        <text:list-item>
          <text:p text:style-name="P3">Ejecutad “pacman -S ext4magic” </text:p>
        </text:list-item>
        <text:list-item>
          <text:p text:style-name="P1">(Opcional) Si tenéis dispositivos en RAID, ejecutad </text:p>
        </text:list-item>
      </text:list>
      <text:p text:style-name="Text_20_body">modprobe md<text:line-break/>modprobe linear<text:line-break/>modprobe multipath<text:line-break/>modprobe raid0<text:line-break/>modprobe raid1<text:line-break/>modprobe raid5<text:line-break/>modprobe raid6<text:line-break/>modprobe raid10</text:p>
      <text:p text:style-name="Text_20_body">y confirmad que los dispositivos están detectados con “cat /proc/mdstat”. Es posible que no coincidan los nombres mdX con los que manejáis en vuestro entorno de ejecución. Lo importante es que sepáis cuál es cuál. Mi /dev/md0 pasó a ser /dev/md124 pero el resultado es el mismo.</text:p>
      <text:list xml:id="list1014763398" text:style-name="L4">
        <text:list-item>
          <text:p text:style-name="P4">Montad un dispositivo de almacenamiento externo como un disco USB o una partición de un disco independiente de la afectada y colocaos allí. </text:p>
        </text:list-item>
        <text:list-item>
          <text:p text:style-name="P4">Ya sea una partición tipo /dev/sda3 o un dispositivo raid tipo /dev/md0,  ejecutad “ext4magic /dev/XXX -r -d DIRECTORIO” donde XXX se sustituye por sda3, md0, etc. Este comando recuperará desde el directorio raíz del dispositivo, todo fichero borrado en las últimas 24 <text:soft-page-break/>horas y lo almacenará, respetando la estructura original de directorios en el directorio DIRECTORIO. </text:p>
        </text:list-item>
        <text:list-item>
          <text:p text:style-name="P4">Si queréis saber lo que es recuperable antes de tratar de recuperar, podéis ejecutar antes “ext4magic /dev/XXX -l -d DIRECTORIO”. </text:p>
        </text:list-item>
        <text:list-item>
          <text:p text:style-name="P2">ext4magic tiene muchas opciones y todas están bien descritas en <text:a xlink:type="simple" xlink:href="http://openfacts2.berlios.de/wikien/index.php/BerliosProject:Ext4magic">http://openfacts2.berlios.de/wikien/index.php/BerliosProject:Ext4magic</text:a> </text:p>
        </text:list-item>
      </text:list>
      <text:p text:style-name="Text_20_body">Mi consejo es que un día que estéis ociosos, juguéis a borrar cinco o seis ficheros en una partición de prueba y luego tratéis de recuperarlos usando este sistema. Por supuesto, hacer copias de seguridad es la mejor prevención porque ext4magic no garantiza ningún resultado. Otros programas que probé, como <text:span text:style-name="Strong_20_Emphasis">extundelete</text:span>, eran complicados de hacer funcionar, parecían algo abandonados y daban fallos. <text:span text:style-name="Strong_20_Emphasis">Photorec</text:span> es útil si no te importa que todos tus ficheros recuperados pierdan sus nombres originales y la estructura de directorios, de ahí que pieda valer para fotografías, ya que los metatados son casi más valiosos que el nombre en sí.</text:p>
      <text:p text:style-name="Text_20_body">Espero que esto sirva a alguno a no perder horas probando todas las posibles combinacion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4-06T10:55:00</meta:creation-date>
    <dc:date>2014-04-06T10:57:13</dc:date>
    <dc:creator>santiago </dc:creator>
    <meta:editing-duration>P0D</meta:editing-duration>
    <meta:editing-cycles>1</meta:editing-cycles>
    <meta:document-statistic meta:table-count="0" meta:image-count="0" meta:object-count="0" meta:page-count="2" meta:paragraph-count="21" meta:word-count="567" meta:character-count="3763" meta:non-whitespace-character-count="3215"/>
    <meta:generator>LibreOffice/3.5$Linux_X86_64 LibreOffice_project/350m1$Build-2</meta:generator>
  </office:meta>
</office:document-meta>
</file>